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Symbol" svg:font-family="Symbo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style:text-properties style:font-name="arial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fo:font-size="16pt" style:font-size-asian="16pt" style:font-name-complex="Arial" style:font-size-complex="16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161813" style:font-name="Arial" fo:font-size="12pt" style:font-size-asian="12pt" style:font-name-complex="Arial" style:font-size-complex="12pt"/>
    </style:style>
    <style:style style:name="T4" style:family="text">
      <style:text-properties fo:color="#236b9b" style:font-name="Arial" fo:font-size="12pt" style:font-size-asian="12pt" style:font-name-complex="Arial" style:font-size-complex="12pt"/>
    </style:style>
    <style:style style:name="T5" style:family="text">
      <style:text-properties fo:color="#161813" style:font-name="Symbol" fo:font-size="10pt" style:font-size-asian="10pt" style:font-name-complex="Symbol" style:font-size-complex="10pt"/>
    </style:style>
    <style:style style:name="T6" style:family="text">
      <style:text-properties fo:color="#161813"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161813" style:font-name="Helvetica" fo:font-size="12pt" style:font-size-asian="12pt" style:font-name-complex="Helvetic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335cm" svg:height="0.628cm" svg:x="7.706cm" svg:y="2.51cm">
          <draw:text-box>
            <text:p text:style-name="P1"><text:span text:style-name="T1">Tipos de datos abstratos </text:span></text:p>
          </draw:text-box>
        </draw:frame>
        <draw:frame draw:style-name="gr2" draw:text-style-name="P3" draw:layer="layout" svg:width="0.422cm" svg:height="0.475cm" svg:x="3.002cm" svg:y="3.4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5.805cm" svg:height="0.475cm" svg:x="3.002cm" svg:y="4.295cm">
          <draw:text-box>
            <text:p text:style-name="P1"><text:span text:style-name="T3">Tipo <text:s/>de <text:s/>Dato <text:s/>Abstracto (TDA). <text:s/>Es <text:s/>un <text:s/>modelo <text:s/>matemático <text:s/>compuesto <text:s/>por <text:s/>una </text:span></text:p>
          </draw:text-box>
        </draw:frame>
        <draw:frame draw:style-name="gr2" draw:text-style-name="P3" draw:layer="layout" svg:width="15.039cm" svg:height="0.475cm" svg:x="3.002cm" svg:y="4.782cm">
          <draw:text-box>
            <text:p text:style-name="P1"><text:span text:style-name="T3">colección de operaciones definidas sobre un conjunto de </text:span><text:span text:style-name="T4">datos</text:span><text:span text:style-name="T3"> para el modelo. </text:span></text:p>
          </draw:text-box>
        </draw:frame>
        <draw:frame draw:style-name="gr2" draw:text-style-name="P3" draw:layer="layout" svg:width="3.067cm" svg:height="0.475cm" svg:x="3.002cm" svg:y="5.798cm">
          <draw:text-box>
            <text:p text:style-name="P1"><text:span text:style-name="T3">Caracterización </text:span></text:p>
          </draw:text-box>
        </draw:frame>
        <draw:frame draw:style-name="gr2" draw:text-style-name="P3" draw:layer="layout" svg:width="5.239cm" svg:height="0.475cm" svg:x="3.002cm" svg:y="6.552cm">
          <draw:text-box>
            <text:p text:style-name="P1"><text:span text:style-name="T3">Un TDA se caracteriza por: </text:span></text:p>
          </draw:text-box>
        </draw:frame>
        <draw:frame draw:style-name="gr2" draw:text-style-name="P3" draw:layer="layout" svg:width="6.949cm" svg:height="0.475cm" svg:x="3.722cm" svg:y="7.534cm">
          <draw:text-box>
            <text:p text:style-name="P1"><text:span text:style-name="T3">1. <text:s/>Exportar un tipo (una </text:span><text:span text:style-name="T4">clase</text:span><text:span text:style-name="T3"> lo es) </text:span></text:p>
          </draw:text-box>
        </draw:frame>
        <draw:frame draw:style-name="gr2" draw:text-style-name="P3" draw:layer="layout" svg:width="15.411cm" svg:height="0.475cm" svg:x="3.722cm" svg:y="8.017cm">
          <draw:text-box>
            <text:p text:style-name="P1"><text:span text:style-name="T3">2. <text:s/>Definir <text:s/>un <text:s/>conjunto <text:s/>de <text:s/>operaciones <text:s/>para <text:s/>la <text:s/>manipulación <text:s/>(la <text:s/>interface, <text:s/>el </text:span></text:p>
          </draw:text-box>
        </draw:frame>
        <draw:frame draw:style-name="gr2" draw:text-style-name="P3" draw:layer="layout" svg:width="1.729cm" svg:height="0.475cm" svg:x="4.357cm" svg:y="8.504cm">
          <draw:text-box>
            <text:p text:style-name="P1"><text:span text:style-name="T3">conjunto </text:span></text:p>
          </draw:text-box>
        </draw:frame>
        <draw:frame draw:style-name="gr2" draw:text-style-name="P3" draw:layer="layout" svg:width="3.41cm" svg:height="0.475cm" svg:x="6.256cm" svg:y="8.504cm">
          <draw:text-box>
            <text:p text:style-name="P1"><text:span text:style-name="T3">de </text:span><text:span text:style-name="T4">métodos</text:span><text:span text:style-name="T3"> tanto </text:span></text:p>
          </draw:text-box>
        </draw:frame>
        <draw:frame draw:style-name="gr2" draw:text-style-name="P3" draw:layer="layout" svg:width="1.678cm" svg:height="0.475cm" svg:x="9.83cm" svg:y="8.504cm">
          <draw:text-box>
            <text:p text:style-name="P1"><text:span text:style-name="T3">públicos </text:span></text:p>
          </draw:text-box>
        </draw:frame>
        <draw:frame draw:style-name="gr2" draw:text-style-name="P3" draw:layer="layout" svg:width="1.158cm" svg:height="0.475cm" svg:x="11.678cm" svg:y="8.504cm">
          <draw:text-box>
            <text:p text:style-name="P1"><text:span text:style-name="T3">como </text:span></text:p>
          </draw:text-box>
        </draw:frame>
        <draw:frame draw:style-name="gr2" draw:text-style-name="P3" draw:layer="layout" svg:width="2.106cm" svg:height="0.475cm" svg:x="13.011cm" svg:y="8.504cm">
          <draw:text-box>
            <text:p text:style-name="P1"><text:span text:style-name="T3">protegidos </text:span></text:p>
          </draw:text-box>
        </draw:frame>
        <draw:frame draw:style-name="gr2" draw:text-style-name="P3" draw:layer="layout" svg:width="0.832cm" svg:height="0.475cm" svg:x="15.287cm" svg:y="8.504cm">
          <draw:text-box>
            <text:p text:style-name="P1"><text:span text:style-name="T3">que </text:span></text:p>
          </draw:text-box>
        </draw:frame>
        <draw:frame draw:style-name="gr2" draw:text-style-name="P3" draw:layer="layout" svg:width="1.543cm" svg:height="0.475cm" svg:x="16.289cm" svg:y="8.504cm">
          <draw:text-box>
            <text:p text:style-name="P1"><text:span text:style-name="T3">pueden </text:span></text:p>
          </draw:text-box>
        </draw:frame>
        <draw:frame draw:style-name="gr2" draw:text-style-name="P3" draw:layer="layout" svg:width="0.709cm" svg:height="0.475cm" svg:x="17.997cm" svg:y="8.504cm">
          <draw:text-box>
            <text:p text:style-name="P1"><text:span text:style-name="T3">ser </text:span></text:p>
          </draw:text-box>
        </draw:frame>
        <draw:frame draw:style-name="gr2" draw:text-style-name="P3" draw:layer="layout" svg:width="2.148cm" svg:height="0.475cm" svg:x="4.357cm" svg:y="8.991cm">
          <draw:text-box>
            <text:p text:style-name="P1"><text:span text:style-name="T3">utilizados). </text:span></text:p>
          </draw:text-box>
        </draw:frame>
        <draw:frame draw:style-name="gr2" draw:text-style-name="P3" draw:layer="layout" svg:width="15.424cm" svg:height="0.475cm" svg:x="3.722cm" svg:y="9.478cm">
          <draw:text-box>
            <text:p text:style-name="P1"><text:span text:style-name="T3">3. <text:s/>Utilizar <text:s/>la <text:s/>interface <text:s/>como <text:s/>único <text:s/>mecanismo <text:s/>de <text:s/>acceso <text:s/>a <text:s/>la </text:span><text:span text:style-name="T4">estructura <text:s/>de </text:span></text:p>
          </draw:text-box>
        </draw:frame>
        <draw:frame draw:style-name="gr2" draw:text-style-name="P3" draw:layer="layout" svg:width="7.346cm" svg:height="0.475cm" svg:x="4.357cm" svg:y="9.965cm">
          <draw:text-box>
            <text:p text:style-name="P1"><text:span text:style-name="T4">datos</text:span><text:span text:style-name="T3"> (encapsular, esconder el cómo). </text:span></text:p>
          </draw:text-box>
        </draw:frame>
        <draw:frame draw:style-name="gr2" draw:text-style-name="P3" draw:layer="layout" svg:width="1.865cm" svg:height="0.475cm" svg:x="3.002cm" svg:y="10.981cm">
          <draw:text-box>
            <text:p text:style-name="P1"><text:span text:style-name="T3">Ejemplos </text:span></text:p>
          </draw:text-box>
        </draw:frame>
        <draw:frame draw:style-name="gr3" draw:text-style-name="P4" draw:layer="layout" svg:width="0.35cm" svg:height="0.35cm" svg:x="3.045cm" svg:y="12.107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2.03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.097cm" svg:height="0.475cm" svg:x="3.679cm" svg:y="11.967cm">
          <draw:text-box>
            <text:p text:style-name="P1"><text:span text:style-name="T3">TDA: entero es. </text:span></text:p>
          </draw:text-box>
        </draw:frame>
        <draw:frame draw:style-name="gr3" draw:text-style-name="P4" draw:layer="layout" svg:width="0.35cm" svg:height="0.35cm" svg:x="3.045cm" svg:y="12.59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2.51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2.178cm" svg:height="0.475cm" svg:x="3.679cm" svg:y="12.45cm">
          <draw:text-box>
            <text:p text:style-name="P1"><text:span text:style-name="T3">Datos: una </text:span></text:p>
          </draw:text-box>
        </draw:frame>
        <draw:frame draw:style-name="gr2" draw:text-style-name="P3" draw:layer="layout" svg:width="2.034cm" svg:height="0.475cm" svg:x="6.345cm" svg:y="12.45cm">
          <draw:text-box>
            <text:p text:style-name="P1"><text:span text:style-name="T3">secuencia </text:span></text:p>
          </draw:text-box>
        </draw:frame>
        <draw:frame draw:style-name="gr2" draw:text-style-name="P3" draw:layer="layout" svg:width="0.595cm" svg:height="0.475cm" svg:x="8.858cm" svg:y="12.45cm">
          <draw:text-box>
            <text:p text:style-name="P1"><text:span text:style-name="T3">de </text:span></text:p>
          </draw:text-box>
        </draw:frame>
        <draw:frame draw:style-name="gr2" draw:text-style-name="P3" draw:layer="layout" svg:width="1.374cm" svg:height="0.475cm" svg:x="9.944cm" svg:y="12.45cm">
          <draw:text-box>
            <text:p text:style-name="P1"><text:span text:style-name="T3">dígitos </text:span></text:p>
          </draw:text-box>
        </draw:frame>
        <draw:frame draw:style-name="gr2" draw:text-style-name="P3" draw:layer="layout" svg:width="0.832cm" svg:height="0.475cm" svg:x="11.802cm" svg:y="12.45cm">
          <draw:text-box>
            <text:p text:style-name="P1"><text:span text:style-name="T3">que </text:span></text:p>
          </draw:text-box>
        </draw:frame>
        <draw:frame draw:style-name="gr2" draw:text-style-name="P3" draw:layer="layout" svg:width="3.097cm" svg:height="0.475cm" svg:x="13.125cm" svg:y="12.45cm">
          <draw:text-box>
            <text:p text:style-name="P1"><text:span text:style-name="T3">ocasionalmente </text:span></text:p>
          </draw:text-box>
        </draw:frame>
        <draw:frame draw:style-name="gr2" draw:text-style-name="P3" draw:layer="layout" svg:width="2.013cm" svg:height="0.475cm" svg:x="16.699cm" svg:y="12.45cm">
          <draw:text-box>
            <text:p text:style-name="P1"><text:span text:style-name="T3">presentan </text:span></text:p>
          </draw:text-box>
        </draw:frame>
        <draw:frame draw:style-name="gr2" draw:text-style-name="P3" draw:layer="layout" svg:width="15.073cm" svg:height="0.475cm" svg:x="3.679cm" svg:y="12.937cm">
          <draw:text-box>
            <text:p text:style-name="P1"><text:span text:style-name="T3">como </text:span><text:span text:style-name="T4">prefijo</text:span><text:span text:style-name="T3"> un </text:span><text:span text:style-name="T4">signo</text:span><text:span text:style-name="T3"> más(+)o menos(–). A esta secuencia le damos el nombre </text:span></text:p>
          </draw:text-box>
        </draw:frame>
        <draw:frame draw:style-name="gr2" draw:text-style-name="P3" draw:layer="layout" svg:width="1.069cm" svg:height="0.475cm" svg:x="3.679cm" svg:y="13.424cm">
          <draw:text-box>
            <text:p text:style-name="P1"><text:span text:style-name="T3">de n. </text:span></text:p>
          </draw:text-box>
        </draw:frame>
        <draw:frame draw:style-name="gr2" draw:text-style-name="P3" draw:layer="layout" svg:width="2.529cm" svg:height="0.475cm" svg:x="3.002cm" svg:y="14.44cm">
          <draw:text-box>
            <text:p text:style-name="P1"><text:span text:style-name="T3">Operaciones </text:span></text:p>
          </draw:text-box>
        </draw:frame>
        <draw:frame draw:style-name="gr3" draw:text-style-name="P4" draw:layer="layout" svg:width="0.35cm" svg:height="0.35cm" svg:x="3.045cm" svg:y="15.562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5.48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286cm" svg:height="0.475cm" svg:x="3.679cm" svg:y="15.422cm">
          <draw:text-box>
            <text:p text:style-name="P1"><text:span text:style-name="T3">Suma (entero K): crea un nuevo entero resultado de la </text:span><text:span text:style-name="T4">suma</text:span><text:span text:style-name="T3"> de n y k. </text:span></text:p>
          </draw:text-box>
        </draw:frame>
        <draw:frame draw:style-name="gr3" draw:text-style-name="P4" draw:layer="layout" svg:width="0.35cm" svg:height="0.35cm" svg:x="3.045cm" svg:y="16.049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5.97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193cm" svg:height="0.475cm" svg:x="3.679cm" svg:y="15.909cm">
          <draw:text-box>
            <text:p text:style-name="P1"><text:span text:style-name="T3">Resta (entero K): crea un nuevo entero resultado de la resta de n y k. </text:span></text:p>
          </draw:text-box>
        </draw:frame>
        <draw:frame draw:style-name="gr3" draw:text-style-name="P4" draw:layer="layout" svg:width="0.35cm" svg:height="0.35cm" svg:x="3.045cm" svg:y="16.536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6.46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78cm" svg:height="0.475cm" svg:x="3.679cm" svg:y="16.396cm">
          <draw:text-box>
            <text:p text:style-name="P1"><text:span text:style-name="T3">Multiplicar(entero K): crea un nuevo entero resultado de la </text:span><text:span text:style-name="T4">multiplicación</text:span><text:span text:style-name="T3"> n y k. </text:span></text:p>
          </draw:text-box>
        </draw:frame>
        <draw:frame draw:style-name="gr3" draw:text-style-name="P4" draw:layer="layout" svg:width="0.35cm" svg:height="0.35cm" svg:x="3.045cm" svg:y="17.023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6.94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015cm" svg:height="0.475cm" svg:x="3.679cm" svg:y="16.883cm">
          <draw:text-box>
            <text:p text:style-name="P1"><text:span text:style-name="T3">Dividir(entero K): crea un nuevo entero resultado de la </text:span><text:span text:style-name="T4">división</text:span><text:span text:style-name="T3"> n y k. </text:span></text:p>
          </draw:text-box>
        </draw:frame>
        <draw:frame draw:style-name="gr3" draw:text-style-name="P4" draw:layer="layout" svg:width="0.35cm" svg:height="0.35cm" svg:x="3.045cm" svg:y="17.509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7.43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715cm" svg:height="0.475cm" svg:x="3.679cm" svg:y="17.37cm">
          <draw:text-box>
            <text:p text:style-name="P1"><text:span text:style-name="T3">Resto(entero K): crea un nuevo entero, el resto la división de n y k. </text:span></text:p>
          </draw:text-box>
        </draw:frame>
        <draw:frame draw:style-name="gr3" draw:text-style-name="P4" draw:layer="layout" svg:width="0.35cm" svg:height="0.35cm" svg:x="3.045cm" svg:y="17.996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7.92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426cm" svg:height="0.475cm" svg:x="3.679cm" svg:y="17.857cm">
          <draw:text-box>
            <text:p text:style-name="P1"><text:span text:style-name="T3">Obtener: devuelve a n. </text:span></text:p>
          </draw:text-box>
        </draw:frame>
        <draw:frame draw:style-name="gr3" draw:text-style-name="P4" draw:layer="layout" svg:width="0.35cm" svg:height="0.35cm" svg:x="3.045cm" svg:y="18.483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8.40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7.804cm" svg:height="0.475cm" svg:x="3.679cm" svg:y="18.343cm">
          <draw:text-box>
            <text:p text:style-name="P1"><text:span text:style-name="T3">Poner(entero K): pone en n el valor de k. </text:span></text:p>
          </draw:text-box>
        </draw:frame>
        <draw:frame draw:style-name="gr2" draw:text-style-name="P3" draw:layer="layout" svg:width="1.983cm" svg:height="0.475cm" svg:x="3.002cm" svg:y="19.355cm">
          <draw:text-box>
            <text:p text:style-name="P1"><text:span text:style-name="T3">Lista TDA </text:span></text:p>
          </draw:text-box>
        </draw:frame>
        <draw:frame draw:style-name="gr2" draw:text-style-name="P3" draw:layer="layout" svg:width="15.661cm" svg:height="0.475cm" svg:x="3.002cm" svg:y="20.109cm">
          <draw:text-box>
            <text:p text:style-name="P1"><text:span text:style-name="T3">Una <text:s/>lista <text:s/>se <text:s/>define <text:s/>como <text:s/>una n-tupla <text:s/>de <text:s/>elementos <text:s/>(donde <text:s/>'Ln es <text:s/>el n-ésímo </text:span></text:p>
          </draw:text-box>
        </draw:frame>
        <draw:frame draw:style-name="gr2" draw:text-style-name="P3" draw:layer="layout" svg:width="15.318cm" svg:height="0.475cm" svg:x="3.002cm" svg:y="20.597cm">
          <draw:text-box>
            <text:p text:style-name="P1"><text:span text:style-name="T3">elemento de la lista L) ordenados de forma consecutiva, o sea, el elemento Ln le </text:span></text:p>
          </draw:text-box>
        </draw:frame>
        <draw:frame draw:style-name="gr2" draw:text-style-name="P3" draw:layer="layout" svg:width="5.167cm" svg:height="0.475cm" svg:x="3.002cm" svg:y="21.083cm">
          <draw:text-box>
            <text:p text:style-name="P1"><text:span text:style-name="T3">precede al elemento Ln+1. </text:span></text:p>
          </draw:text-box>
        </draw:frame>
        <draw:frame draw:style-name="gr3" draw:text-style-name="P4" draw:layer="layout" svg:width="0.35cm" svg:height="0.35cm" svg:x="3.045cm" svg:y="22.205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22.13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151cm" svg:height="0.475cm" svg:x="3.679cm" svg:y="22.066cm">
          <draw:text-box>
            <text:p text:style-name="P1"><text:span text:style-name="T3">L = ( L1, L2, … , Ln ). </text:span></text:p>
          </draw:text-box>
        </draw:frame>
        <draw:frame draw:style-name="gr2" draw:text-style-name="P3" draw:layer="layout" svg:width="15.242cm" svg:height="0.475cm" svg:x="3.002cm" svg:y="23.043cm">
          <draw:text-box>
            <text:p text:style-name="P1"><text:span text:style-name="T3">El valor de n representa la posición del elemento en la lista. Si la lista contiene 0 </text:span></text:p>
          </draw:text-box>
        </draw:frame>
        <draw:frame draw:style-name="gr2" draw:text-style-name="P3" draw:layer="layout" svg:width="6.758cm" svg:height="0.475cm" svg:x="3.002cm" svg:y="23.53cm">
          <draw:text-box>
            <text:p text:style-name="P1"><text:span text:style-name="T3">elementos se denomina lista vacía. </text:span></text:p>
          </draw:text-box>
        </draw:frame>
        <draw:frame draw:style-name="gr2" draw:text-style-name="P3" draw:layer="layout" svg:width="2.529cm" svg:height="0.475cm" svg:x="3.002cm" svg:y="24.546cm">
          <draw:text-box>
            <text:p text:style-name="P1"><text:span text:style-name="T3">Operaciones </text:span></text:p>
          </draw:text-box>
        </draw:frame>
        <draw:frame draw:style-name="gr4" draw:text-style-name="P6" draw:layer="layout" svg:width="20.8cm" svg:height="1.5cm" svg:x="0.4cm" svg:y="0.4cm">
          <draw:text-box>
            <text:p text:style-name="P5"><text:span text:style-name="T7">Alumno: Velazquez Figueroa Marco Antonio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17212193</text:span></text:p>
          </draw:text-box>
        </draw:frame>
      </draw:page>
      <draw:page draw:name="page2" draw:style-name="dp1" draw:master-page-name="master-page30">
        <draw:frame draw:style-name="gr3" draw:text-style-name="P4" draw:layer="layout" svg:width="0.35cm" svg:height="0.35cm" svg:x="3.045cm" svg:y="2.649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2.57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9.121cm" svg:height="0.475cm" svg:x="3.679cm" svg:y="2.509cm">
          <draw:text-box>
            <text:p text:style-name="P1"><text:span text:style-name="T3">Constructor: crea una nueva lista, la crea vacía. </text:span></text:p>
          </draw:text-box>
        </draw:frame>
        <draw:frame draw:style-name="gr3" draw:text-style-name="P4" draw:layer="layout" svg:width="0.35cm" svg:height="0.35cm" svg:x="3.045cm" svg:y="3.131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3.05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912cm" svg:height="0.475cm" svg:x="3.679cm" svg:y="2.992cm">
          <draw:text-box>
            <text:p text:style-name="P1"><text:span text:style-name="T3">Insertar( Tipo x, Entero n): insertar un nuevo elemento x, en la posición n de la </text:span></text:p>
          </draw:text-box>
        </draw:frame>
        <draw:frame draw:style-name="gr2" draw:text-style-name="P3" draw:layer="layout" svg:width="0.993cm" svg:height="0.475cm" svg:x="3.679cm" svg:y="3.478cm">
          <draw:text-box>
            <text:p text:style-name="P1"><text:span text:style-name="T3">lista. </text:span></text:p>
          </draw:text-box>
        </draw:frame>
        <draw:frame draw:style-name="gr3" draw:text-style-name="P4" draw:layer="layout" svg:width="0.35cm" svg:height="0.35cm" svg:x="3.045cm" svg:y="4.105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4.0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22cm" svg:height="0.475cm" svg:x="3.679cm" svg:y="3.965cm">
          <draw:text-box>
            <text:p text:style-name="P1"><text:span text:style-name="T3">Adicionar ( Tipo x): adiciona un elemento al final de la lista. </text:span></text:p>
          </draw:text-box>
        </draw:frame>
        <draw:frame draw:style-name="gr3" draw:text-style-name="P4" draw:layer="layout" svg:width="0.35cm" svg:height="0.35cm" svg:x="3.045cm" svg:y="4.592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4.51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48cm" svg:height="0.475cm" svg:x="3.679cm" svg:y="4.452cm">
          <draw:text-box>
            <text:p text:style-name="P1"><text:span text:style-name="T3">Tipo Obtener ( Entero n): devuelve el elemento que está en la posición n de la </text:span></text:p>
          </draw:text-box>
        </draw:frame>
        <draw:frame draw:style-name="gr2" draw:text-style-name="P3" draw:layer="layout" svg:width="0.993cm" svg:height="0.475cm" svg:x="3.679cm" svg:y="4.939cm">
          <draw:text-box>
            <text:p text:style-name="P1"><text:span text:style-name="T3">lista. </text:span></text:p>
          </draw:text-box>
        </draw:frame>
        <draw:frame draw:style-name="gr3" draw:text-style-name="P4" draw:layer="layout" svg:width="0.35cm" svg:height="0.35cm" svg:x="3.045cm" svg:y="5.565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5.49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331cm" svg:height="0.475cm" svg:x="3.679cm" svg:y="5.426cm">
          <draw:text-box>
            <text:p text:style-name="P1"><text:span text:style-name="T3">Eliminar ( Entero n): elimina el elemento que está en la posición n de la lista. Los </text:span></text:p>
          </draw:text-box>
        </draw:frame>
        <draw:frame draw:style-name="gr2" draw:text-style-name="P3" draw:layer="layout" svg:width="15.564cm" svg:height="0.475cm" svg:x="3.679cm" svg:y="5.913cm">
          <draw:text-box>
            <text:p text:style-name="P1"><text:span text:style-name="T3">elementos <text:s/>posteriores <text:s/>a <text:s/>partir <text:s/>de <text:s/>la <text:s/>posición <text:s/>n+1 <text:s/>pasan <text:s/>a <text:s/>tener <text:s/>la <text:s/>posición </text:span></text:p>
          </draw:text-box>
        </draw:frame>
        <draw:frame draw:style-name="gr2" draw:text-style-name="P3" draw:layer="layout" svg:width="3.638cm" svg:height="0.475cm" svg:x="3.679cm" svg:y="6.399cm">
          <draw:text-box>
            <text:p text:style-name="P1"><text:span text:style-name="T3">anterior inmediata. </text:span></text:p>
          </draw:text-box>
        </draw:frame>
        <draw:frame draw:style-name="gr3" draw:text-style-name="P4" draw:layer="layout" svg:width="0.35cm" svg:height="0.35cm" svg:x="3.045cm" svg:y="7.026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6.95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462cm" svg:height="0.475cm" svg:x="3.679cm" svg:y="6.886cm">
          <draw:text-box>
            <text:p text:style-name="P1"><text:span text:style-name="T3">Entero Longitud: devuelve la cantidad de elementos de la lista. Si la lista es vacía </text:span></text:p>
          </draw:text-box>
        </draw:frame>
        <draw:frame draw:style-name="gr2" draw:text-style-name="P3" draw:layer="layout" svg:width="3.782cm" svg:height="0.475cm" svg:x="3.679cm" svg:y="7.373cm">
          <draw:text-box>
            <text:p text:style-name="P1"><text:span text:style-name="T3">devuelve el valor 0. </text:span></text:p>
          </draw:text-box>
        </draw:frame>
        <draw:frame draw:style-name="gr3" draw:text-style-name="P4" draw:layer="layout" svg:width="0.35cm" svg:height="0.35cm" svg:x="3.045cm" svg:y="8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7.925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865cm" svg:height="0.475cm" svg:x="3.679cm" svg:y="7.86cm">
          <draw:text-box>
            <text:p text:style-name="P1"><text:span text:style-name="T3">Lógico Vacía: devuelve un valor lógico verdadero si la lista tiene longitud cero, </text:span></text:p>
          </draw:text-box>
        </draw:frame>
        <draw:frame draw:style-name="gr2" draw:text-style-name="P3" draw:layer="layout" svg:width="4.515cm" svg:height="0.475cm" svg:x="3.679cm" svg:y="8.348cm">
          <draw:text-box>
            <text:p text:style-name="P1"><text:span text:style-name="T3">falso en caso contrario. </text:span></text:p>
          </draw:text-box>
        </draw:frame>
        <draw:frame draw:style-name="gr2" draw:text-style-name="P3" draw:layer="layout" svg:width="0.422cm" svg:height="0.475cm" svg:x="3.002cm" svg:y="9.3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23cm" svg:height="0.475cm" svg:x="3.002cm" svg:y="9.817cm">
          <draw:text-box>
            <text:p text:style-name="P1"><text:span text:style-name="T3">Notas </text:span></text:p>
          </draw:text-box>
        </draw:frame>
        <draw:frame draw:style-name="gr3" draw:text-style-name="P4" draw:layer="layout" svg:width="0.35cm" svg:height="0.35cm" svg:x="3.045cm" svg:y="10.939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0.86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5.081cm" svg:height="0.475cm" svg:x="3.679cm" svg:y="10.799cm">
          <draw:text-box>
            <text:p text:style-name="P1"><text:span text:style-name="T3">Algunos <text:s/>autores <text:s/>de <text:s/>libros <text:s/>refieren <text:s/>que <text:s/>las <text:s/>listas <text:s/>deben <text:s/>estar <text:s/>enumeradas </text:span></text:p>
          </draw:text-box>
        </draw:frame>
        <draw:frame draw:style-name="gr2" draw:text-style-name="P3" draw:layer="layout" svg:width="15.179cm" svg:height="0.475cm" svg:x="3.679cm" svg:y="11.286cm">
          <draw:text-box>
            <text:p text:style-name="P1"><text:span text:style-name="T3">siguiendo el modelo de numerado entero, donde se comienza por 0, muy usado </text:span></text:p>
          </draw:text-box>
        </draw:frame>
        <draw:frame draw:style-name="gr2" draw:text-style-name="P3" draw:layer="layout" svg:width="14.892cm" svg:height="0.475cm" svg:x="3.679cm" svg:y="11.773cm">
          <draw:text-box>
            <text:p text:style-name="P1"><text:span text:style-name="T3">en muchos sistemas y lenguajes de programación como </text:span><text:span text:style-name="T4">C</text:span><text:span text:style-name="T3">/</text:span><text:span text:style-name="T4">C++</text:span><text:span text:style-name="T3">. Otros refieren </text:span></text:p>
          </draw:text-box>
        </draw:frame>
        <draw:frame draw:style-name="gr2" draw:text-style-name="P3" draw:layer="layout" svg:width="10.043cm" svg:height="0.475cm" svg:x="3.679cm" svg:y="12.259cm">
          <draw:text-box>
            <text:p text:style-name="P1"><text:span text:style-name="T3">que se use el sistema tradicional que empieza por 1. </text:span></text:p>
          </draw:text-box>
        </draw:frame>
        <draw:frame draw:style-name="gr3" draw:text-style-name="P4" draw:layer="layout" svg:width="0.35cm" svg:height="0.35cm" svg:x="3.045cm" svg:y="12.886cm">
          <draw:text-box>
            <text:p text:style-name="P1"><text:span text:style-name="T5"></text:span></text:p>
          </draw:text-box>
        </draw:frame>
        <draw:frame draw:style-name="gr3" draw:text-style-name="P4" draw:layer="layout" svg:width="0.35cm" svg:height="0.395cm" svg:x="3.205cm" svg:y="12.81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4.925cm" svg:height="0.475cm" svg:x="3.679cm" svg:y="12.746cm">
          <draw:text-box>
            <text:p text:style-name="P1"><text:span text:style-name="T3">En <text:s/>la <text:s/>mayoría <text:s/>de <text:s/>las <text:s/>implementaciones <text:s/>se <text:s/>utiliza <text:s/>el <text:s/>manejo <text:s/>de <text:s/>memoria </text:span></text:p>
          </draw:text-box>
        </draw:frame>
        <draw:frame draw:style-name="gr2" draw:text-style-name="P3" draw:layer="layout" svg:width="14.882cm" svg:height="0.475cm" svg:x="3.679cm" svg:y="13.233cm">
          <draw:text-box>
            <text:p text:style-name="P1"><text:span text:style-name="T3">dinámica para el almacenaje de las n posiciones y que en las mismas se haga </text:span></text:p>
          </draw:text-box>
        </draw:frame>
        <draw:frame draw:style-name="gr2" draw:text-style-name="P3" draw:layer="layout" svg:width="14.891cm" svg:height="0.475cm" svg:x="3.679cm" svg:y="13.72cm">
          <draw:text-box>
            <text:p text:style-name="P1"><text:span text:style-name="T3">referencia a las direcciones donde se encuentra la información guardada en la </text:span></text:p>
          </draw:text-box>
        </draw:frame>
        <draw:frame draw:style-name="gr2" draw:text-style-name="P3" draw:layer="layout" svg:width="0.993cm" svg:height="0.475cm" svg:x="3.679cm" svg:y="14.207cm">
          <draw:text-box>
            <text:p text:style-name="P1"><text:span text:style-name="T3">lista. </text:span></text:p>
          </draw:text-box>
        </draw:frame>
        <draw:frame draw:style-name="gr2" draw:text-style-name="P3" draw:layer="layout" svg:width="0.422cm" svg:height="0.475cm" svg:x="3.002cm" svg:y="15.1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3.002cm" svg:y="15.9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3.002cm" svg:y="16.8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3.002cm" svg:y="17.6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3.002cm" svg:y="18.4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3.002cm" svg:y="19.22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5cm" svg:x="3.002cm" svg:y="20.0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483cm" svg:height="0.475cm" svg:x="3.002cm" svg:y="20.842cm">
          <draw:text-box>
            <text:p text:style-name="P1"><text:span text:style-name="T2">Bibliografía: <text:s/></text:span></text:p>
          </draw:text-box>
        </draw:frame>
        <draw:frame draw:style-name="gr2" draw:text-style-name="P3" draw:layer="layout" svg:width="16.004cm" svg:height="0.475cm" svg:x="3.002cm" svg:y="21.862cm">
          <draw:text-box>
            <text:p text:style-name="P1"><text:span text:style-name="T8">Fundamentals of Data Structures in C++. E. Horowitz, S. Sanhi, D. Mchta. Computer </text:span></text:p>
          </draw:text-box>
        </draw:frame>
        <draw:frame draw:style-name="gr2" draw:text-style-name="P3" draw:layer="layout" svg:width="4.138cm" svg:height="0.475cm" svg:x="3.002cm" svg:y="22.345cm">
          <draw:text-box>
            <text:p text:style-name="P1"><text:span text:style-name="T8">Science Press, 1995. </text:span></text:p>
          </draw:text-box>
        </draw:frame>
        <draw:frame draw:style-name="gr2" draw:text-style-name="P3" draw:layer="layout" svg:width="8.058cm" svg:height="0.475cm" svg:x="3.002cm" svg:y="23.327cm">
          <draw:text-box>
            <text:p text:style-name="P1"><text:span text:style-name="T8">Data structures and algorithms. Aho .et al. </text:span></text:p>
          </draw:text-box>
        </draw:frame>
        <draw:frame draw:style-name="gr2" draw:text-style-name="P3" draw:layer="layout" svg:width="0.422cm" svg:height="0.475cm" svg:x="3.002cm" svg:y="24.309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Symbol" svg:font-family="Symbol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26:57.835572001</dc:date>
    <meta:editing-duration>PT36S</meta:editing-duration>
    <meta:editing-cycles>1</meta:editing-cycles>
    <meta:document-statistic meta:object-count="120"/>
    <meta:generator>LibreOffice/6.0.6.2$Linux_X86_64 LibreOffice_project/00m0$Build-2</meta:generator>
  </office:meta>
</office:document-meta>
</file>